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Arial" fo:font-size="10.5pt" fo:letter-spacing="normal" fo:font-style="normal" fo:font-weight="normal" style:font-size-asian="10.5pt" style:font-style-asian="normal" style:font-weight-asian="normal"/>
    </style:style>
    <style:style style:name="P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3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</style:style>
    <style:style style:name="P4" style:family="paragraph" style:parent-style-name="Heading_20_1" style:master-page-name="Standard">
      <style:paragraph-properties fo:margin-top="0.423cm" fo:margin-bottom="0.212cm" loext:contextual-spacing="false" style:page-number="auto"/>
      <style:text-properties fo:font-variant="normal" fo:text-transform="none" fo:color="#333333" style:text-line-through-style="none" style:text-line-through-type="none" style:font-name="Arial" fo:font-size="20pt" fo:letter-spacing="-0.026cm" fo:font-style="normal" style:text-underline-style="none" fo:font-weight="bold" style:text-blinking="false" style:font-size-asian="20pt" style:font-style-asian="normal" style:font-weight-asian="bold"/>
    </style:style>
    <style:style style:name="P5" style:family="paragraph" style:parent-style-name="Heading_20_1">
      <style:paragraph-properties fo:margin-left="0cm" fo:margin-right="0cm" fo:margin-top="0cm" fo:margin-bottom="0.053cm" loext:contextual-spacing="false" style:line-height-at-least="0.847cm" fo:text-align="start" style:justify-single-word="false" fo:text-indent="0cm" style:auto-text-indent="false"/>
      <style:text-properties fo:text-transform="uppercase" fo:color="#333333" style:font-name="Arial" fo:font-size="13.5pt" fo:letter-spacing="-0.026cm" fo:font-weight="bold" style:font-size-asian="13.5pt" style:font-weight-asian="bold"/>
    </style:style>
    <style:style style:name="P6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  <style:text-properties fo:color="#666666"/>
    </style:style>
    <style:style style:name="P7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  <style:text-properties fo:color="#666666" fo:font-weight="bold" style:font-weight-asian="bold" style:font-weight-complex="bold"/>
    </style:style>
    <style:style style:name="P8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  <style:text-properties fo:color="#666666" fo:font-weight="normal" style:font-weight-asian="normal" style:font-weight-complex="normal"/>
    </style:style>
    <style:style style:name="P9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  <style:text-properties fo:color="#4f7312" fo:font-weight="bold" style:font-weight-asian="bold" style:font-weight-complex="bold"/>
    </style:style>
    <style:style style:name="P10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  <style:text-properties fo:color="#4f7312"/>
    </style:style>
    <style:style style:name="P11" style:family="paragraph" style:parent-style-name="Preformatted_20_Text">
      <loext:graphic-properties draw:fill="solid" draw:fill-color="#f5f5f5"/>
      <style:paragraph-properties fo:margin-left="1cm" fo:margin-right="1cm" fo:margin-top="0cm" fo:margin-bottom="0.499cm" loext:contextual-spacing="false" fo:text-indent="0cm" style:auto-text-indent="false" fo:background-color="#f5f5f5" fo:padding-left="0.388cm" fo:padding-right="0.388cm" fo:padding-top="0.388cm" fo:padding-bottom="0.035cm" fo:border="0.26pt solid #e5e5e5"/>
      <style:text-properties fo:color="#4f7312" fo:font-weight="normal" style:font-weight-asian="normal" style:font-weight-complex="normal"/>
    </style:style>
    <style:style style:name="T1" style:family="text">
      <style:text-properties fo:color="#666666"/>
    </style:style>
    <style:style style:name="T2" style:family="text">
      <style:text-properties fo:color="#666666" fo:font-weight="bold" officeooo:rsid="001f7cf0" style:font-weight-asian="bold" style:font-weight-complex="bold"/>
    </style:style>
    <style:style style:name="T3" style:family="text">
      <style:text-properties fo:color="#666666" fo:font-weight="normal" style:font-weight-asian="normal" style:font-weight-complex="normal"/>
    </style:style>
    <style:style style:name="T4" style:family="text">
      <style:text-properties fo:color="#666666" officeooo:rsid="001f7cf0"/>
    </style:style>
    <style:style style:name="T5" style:family="text">
      <style:text-properties fo:color="#4f7312"/>
    </style:style>
    <style:style style:name="T6" style:family="text">
      <style:text-properties fo:color="#4f7312" fo:font-weight="normal" style:font-weight-asian="normal" style:font-weight-complex="normal"/>
    </style:style>
    <style:style style:name="T7" style:family="text">
      <style:text-properties fo:color="#4f7312" officeooo:rsid="001e1e32"/>
    </style:style>
    <style:style style:name="T8" style:family="text">
      <style:text-properties fo:color="#0d3dff" style:text-line-through-style="none" style:text-line-through-type="none" style:text-underline-style="none" style:text-blinking="false"/>
    </style:style>
    <style:style style:name="T9" style:family="text">
      <style:text-properties fo:color="#66ffff" fo:font-weight="bold" officeooo:rsid="001f7cf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Linux Commands In Structured Order</text:h>
      <text:h text:style-name="P5" text:outline-level="1">1. SYSTEM</text:h>
      <text:p text:style-name="P3"><text:span text:style-name="T1">$ uname -a <text:s text:c="22"/></text:span><text:span text:style-name="T5">=&gt; Display linux system information</text:span></text:p>
      <text:p text:style-name="P3"><text:span text:style-name="T1">$ uname -r <text:s text:c="22"/></text:span><text:span text:style-name="T5">=&gt; Display kernel release information</text:span><text:span text:style-name="T1"> (refer </text:span><text:span text:style-name="T8">uname command in detail</text:span><text:span text:style-name="T1">)</text:span></text:p>
      <text:p text:style-name="P3"><text:span text:style-name="T1">$ cat /etc/redhat_release <text:s text:c="7"/></text:span><text:span text:style-name="T5">=&gt; Show which version of redhat installed</text:span><text:span text:style-name="T1"> </text:span></text:p>
      <text:p text:style-name="P3"><text:span text:style-name="T1">$ uptime <text:s text:c="24"/></text:span><text:span text:style-name="T5">=&gt; Show how long system running + load</text:span><text:span text:style-name="T1"> (learn </text:span><text:span text:style-name="T8">uptime command</text:span><text:span text:style-name="T1">)</text:span></text:p>
      <text:p text:style-name="P3"><text:span text:style-name="T1">$ hostname <text:s text:c="22"/></text:span><text:span text:style-name="T5">=&gt; Show system</text:span><text:span text:style-name="T7"><text:tab/></text:span><text:span text:style-name="T5"> host name</text:span></text:p>
      <text:p text:style-name="P3"><text:span text:style-name="T1">$ hostname -i <text:s text:c="19"/></text:span><text:span text:style-name="T5">=&gt; Display the IP address of the host</text:span><text:span text:style-name="T1"> (</text:span><text:span text:style-name="T8">all options hostname</text:span><text:span text:style-name="T1">)</text:span></text:p>
      <text:p text:style-name="P3"><text:span text:style-name="T1">$ last reboot <text:s text:c="19"/></text:span><text:span text:style-name="T5">=&gt; Show system reboot history</text:span><text:span text:style-name="T1"> (more </text:span><text:span text:style-name="T8">examples last command</text:span><text:span text:style-name="T1">)</text:span></text:p>
      <text:p text:style-name="P3"><text:span text:style-name="T1">$ date <text:s text:c="26"/></text:span><text:span text:style-name="T5">=&gt; Show the current date and time</text:span><text:span text:style-name="T1"> (</text:span><text:span text:style-name="T8">options of date command</text:span><text:span text:style-name="T1">)</text:span></text:p>
      <text:p text:style-name="P3"><text:span text:style-name="T1">$ cal <text:s text:c="27"/></text:span><text:span text:style-name="T5">=&gt; Show this month calendar</text:span><text:span text:style-name="T1"> (</text:span><text:span text:style-name="T8">what more in cal</text:span><text:span text:style-name="T1">)</text:span></text:p>
      <text:p text:style-name="P3"><text:span text:style-name="T1">$ w</text:span><text:span text:style-name="T5"> <text:s text:c="29"/>=&gt; Display who is online</text:span><text:span text:style-name="T1"> (learn </text:span><text:span text:style-name="T8">more about w command</text:span><text:span text:style-name="T1">)</text:span></text:p>
      <text:p text:style-name="P3"><text:span text:style-name="T1">$ whoami <text:s text:c="24"/></text:span><text:span text:style-name="T5">=&gt; Who you are logged in as</text:span><text:span text:style-name="T1"> (</text:span><text:span text:style-name="T8">example + sreenshots</text:span><text:span text:style-name="T1">)</text:span></text:p>
      <text:p text:style-name="P3"><text:span text:style-name="T1">$ finger user <text:s text:c="19"/></text:span><text:span text:style-name="T5">=&gt; Display information about user</text:span><text:span text:style-name="T1"> (many </text:span><text:span text:style-name="T8">options of finger command</text:span><text:span text:style-name="T1">)</text:span></text:p>
      <text:h text:style-name="P5" text:outline-level="1">2. HARDWARE</text:h>
      <text:p text:style-name="P3"><text:span text:style-name="T1">$ dmesg <text:s text:c="25"/></text:span><text:span text:style-name="T5">=&gt; Detected hardware and boot messages</text:span><text:span text:style-name="T1"> (</text:span><text:span text:style-name="T8">dmesg many more options</text:span><text:span text:style-name="T1">)</text:span></text:p>
      <text:p text:style-name="P3"><text:span text:style-name="T1">$ cat /proc/cpuinfo <text:s text:c="13"/></text:span><text:span text:style-name="T5">=&gt; CPU model</text:span></text:p>
      <text:p text:style-name="P3"><text:span text:style-name="T1">$ cat /proc/meminfo <text:s text:c="13"/></text:span><text:span text:style-name="T5">=&gt; Hardware memory</text:span></text:p>
      <text:p text:style-name="P3"><text:span text:style-name="T1">$ cat /proc/interrupts <text:s text:c="10"/></text:span><text:span text:style-name="T5">=&gt; Lists the number of interrupts per CPU per I/O device</text:span></text:p>
      <text:p text:style-name="P3"><text:span text:style-name="T1">$ lshw <text:s text:c="11"/></text:span><text:span text:style-name="T5"><text:s text:c="15"/>=&gt; Displays information on hardware configuration of the system</text:span></text:p>
      <text:p text:style-name="P3"><text:span text:style-name="T1">$ lsblk <text:s text:c="25"/></text:span><text:span text:style-name="T5">=&gt; Displays block device related information in Linux (sudo yum install util-linux-ng)</text:span></text:p>
      <text:p text:style-name="P3"><text:soft-page-break/><text:span text:style-name="T1">$ free -m <text:s text:c="23"/></text:span><text:span text:style-name="T5">=&gt; Used and free memory (-m for MB)</text:span><text:span text:style-name="T1"> (</text:span><text:span text:style-name="T8">free command in detail</text:span><text:span text:style-name="T1">)</text:span></text:p>
      <text:p text:style-name="P3"><text:span text:style-name="T1">$ lspci -tv <text:s text:c="21"/></text:span><text:span text:style-name="T5">=&gt; Show PCI devices</text:span><text:span text:style-name="T1"> (</text:span><text:span text:style-name="T8">very useful to find vendor ids</text:span><text:span text:style-name="T1">)</text:span></text:p>
      <text:p text:style-name="P3"><text:span text:style-name="T1">$ lsusb -tv <text:s text:c="21"/></text:span><text:span text:style-name="T5">=&gt; Show USB devices</text:span><text:span text:style-name="T1"> (</text:span><text:span text:style-name="T8">read more lsusb options</text:span><text:span text:style-name="T1">)</text:span></text:p>
      <text:p text:style-name="P3"><text:span text:style-name="T1">$ lshal <text:s text:c="25"/></text:span><text:span text:style-name="T5">=&gt; Show a list of all devices with their properties</text:span><text:span text:style-name="T1"> </text:span></text:p>
      <text:p text:style-name="P3"><text:span text:style-name="T1">$ dmidecode <text:s text:c="21"/></text:span><text:span text:style-name="T5">=&gt; Show hardware info from the BIOS</text:span><text:span text:style-name="T1"> (</text:span><text:span text:style-name="T8">vendor details</text:span><text:span text:style-name="T1">)</text:span></text:p>
      <text:p text:style-name="P3"><text:span text:style-name="T1">$ hdparm -i /dev/sda <text:s text:c="13"/></text:span><text:span text:style-name="T5"># Show info about disk sda</text:span><text:span text:style-name="T1"> </text:span></text:p>
      <text:p text:style-name="P3"><text:span text:style-name="T1">$ hdparm -tT /dev/sda <text:s text:c="10"/></text:span><text:span text:style-name="T5"><text:s/># Do a read speed test on disk sda</text:span></text:p>
      <text:p text:style-name="P3"><text:span text:style-name="T1">$ badblocks -s /dev/sda <text:s text:c="9"/></text:span><text:span text:style-name="T5"># Test for unreadable blocks on disk sda</text:span></text:p>
      <text:h text:style-name="P5" text:outline-level="1">3. STATISTICS</text:h>
      <text:p text:style-name="P3"><text:span text:style-name="T1">$ top <text:s text:c="29"/></text:span><text:span text:style-name="T5">=&gt; Display and update the top cpu processes</text:span><text:span text:style-name="T1"> (</text:span><text:span text:style-name="T8">30 example options</text:span><text:span text:style-name="T1">)</text:span></text:p>
      <text:p text:style-name="P3"><text:span text:style-name="T1">$ mpstat 1 <text:s text:c="24"/></text:span><text:span text:style-name="T5">=&gt; Display processors related statistics</text:span><text:span text:style-name="T1"> (</text:span><text:span text:style-name="T8">learn mpstat command</text:span><text:span text:style-name="T1">)</text:span></text:p>
      <text:p text:style-name="P3"><text:span text:style-name="T1">$ vmstat 2 <text:s text:c="23"/></text:span><text:span text:style-name="T5"><text:s/>=&gt; Display virtual memory statistics</text:span><text:span text:style-name="T1"> (</text:span><text:span text:style-name="T8">very useful performance tool</text:span><text:span text:style-name="T1">)</text:span></text:p>
      <text:p text:style-name="P3"><text:span text:style-name="T1">$ iostat 2 <text:s text:c="24"/></text:span><text:span text:style-name="T5">=&gt; Display I/O statistics (2sec Intervals)</text:span><text:span text:style-name="T1"> (</text:span><text:span text:style-name="T8">more examples</text:span><text:span text:style-name="T1">)</text:span></text:p>
      <text:p text:style-name="P3"><text:span text:style-name="T1">$ tail -n 500 /var/log/messages <text:s text:c="3"/></text:span><text:span text:style-name="T5">=&gt; Last 10 kernel/syslog messages</text:span><text:span text:style-name="T1"> (</text:span><text:span text:style-name="T8">everyday use tail options</text:span><text:span text:style-name="T1">)</text:span></text:p>
      <text:p text:style-name="P3"><text:span text:style-name="T1">$ tcpdump -i eth1 <text:s text:c="17"/></text:span><text:span text:style-name="T5">=&gt; Capture all packets flows on interface eth1</text:span><text:span text:style-name="T1"> (</text:span><text:span text:style-name="T8">useful to sort network issue</text:span><text:span text:style-name="T1">)</text:span></text:p>
      <text:p text:style-name="P3"><text:span text:style-name="T1">$ tcpdump -i eth0 'port 80' <text:s text:c="7"/></text:span><text:span text:style-name="T5">=&gt; Monitor all traffic on port 80 ( HTTP )</text:span></text:p>
      <text:p text:style-name="P3"><text:span text:style-name="T1">$ lsof <text:s text:c="28"/></text:span><text:span text:style-name="T5">=&gt; List all open files belonging to all active</text:span><text:span text:style-name="T1"> processes.(</text:span><text:span text:style-name="T8">sysadmin favorite command</text:span><text:span text:style-name="T1">)</text:span></text:p>
      <text:p text:style-name="P3"><text:span text:style-name="T1">$ lsof -u testuser <text:s text:c="16"/></text:span><text:span text:style-name="T5">=&gt; List files opened by specific user</text:span></text:p>
      <text:p text:style-name="P3"><text:span text:style-name="T1">$ free -m <text:s text:c="25"/></text:span><text:span text:style-name="T5">=&gt; Show amount of RAM</text:span><text:span text:style-name="T1"> (</text:span><text:span text:style-name="T8">daily usage command</text:span><text:span text:style-name="T1">)</text:span></text:p>
      <text:p text:style-name="P3"><text:span text:style-name="T1">$ watch df -h <text:s text:c="20"/></text:span><text:span text:style-name="T5"><text:s/>=&gt; Watch changeable data continuously</text:span><text:span text:style-name="T1">(</text:span><text:span text:style-name="T8">interesting linux command</text:span><text:span text:style-name="T1">)</text:span></text:p>
      <text:p text:style-name="P3"><text:soft-page-break/></text:p>
      <text:h text:style-name="P5" text:outline-level="1">4. USERS</text:h>
      <text:p text:style-name="P3"><text:span text:style-name="T1">$ id <text:s text:c="33"/></text:span><text:span text:style-name="T5">=&gt; Show the active user id with login and group</text:span><text:span text:style-name="T1">(</text:span><text:span text:style-name="T8">with screenshot</text:span><text:span text:style-name="T1">)</text:span></text:p>
      <text:p text:style-name="P3"><text:span text:style-name="T1">$ last <text:s text:c="30"/></text:span><text:span text:style-name="T5"><text:s/>=&gt; Show last logins on the system</text:span><text:span text:style-name="T1"> (</text:span><text:span text:style-name="T8">few more examples</text:span><text:span text:style-name="T1">)</text:span></text:p>
      <text:p text:style-name="P3"><text:span text:style-name="T1">$ who <text:s text:c="32"/></text:span><text:span text:style-name="T5">=&gt; Show who is logged on the system</text:span><text:span text:style-name="T1">(</text:span><text:span text:style-name="T8">real user who logged in</text:span><text:span text:style-name="T1">)</text:span></text:p>
      <text:p text:style-name="P3"><text:span text:style-name="T1">$ groupadd <text:s text:c="2"/>admin <text:s text:c="18"/></text:span><text:span text:style-name="T5"><text:s/>=&gt; Add group "admin" </text:span><text:span text:style-name="T1">(</text:span><text:span text:style-name="T8">force add existing group</text:span><text:span text:style-name="T1">)</text:span></text:p>
      <text:p text:style-name="P3"><text:span text:style-name="T1">$ useradd -c <text:s/>"Sam Tomshi" -g admin -m </text:span><text:span text:style-name="T4">(</text:span><text:span text:style-name="T9">or use -u)</text:span><text:span text:style-name="T1"> sam <text:s/></text:span><text:span text:style-name="T5">=&gt; Create user "sam" and add to group "admin"</text:span><text:span text:style-name="T1">(</text:span><text:span text:style-name="T8">here read all parameter</text:span><text:span text:style-name="T1">)</text:span></text:p>
      <text:p text:style-name="P3"><text:span text:style-name="T1">$ userdel sam <text:s text:c="24"/></text:span><text:span text:style-name="T5">=&gt; Delete user sam</text:span><text:span text:style-name="T1"> (</text:span><text:span text:style-name="T8">force,file removal</text:span><text:span text:style-name="T1">)</text:span></text:p>
      <text:p text:style-name="P3"><text:span text:style-name="T1">$ adduser sam <text:s text:c="23"/></text:span><text:span text:style-name="T5"><text:s/>=&gt; Add user "sam"</text:span><text:span text:style-name="T1"> </text:span></text:p>
      <text:p text:style-name="P3"><text:span text:style-name="T1">$ usermod <text:s text:c="27"/></text:span><text:span text:style-name="T5"><text:s/>=&gt; Modify user information</text:span><text:span text:style-name="T1">(</text:span><text:span text:style-name="T8">mostly useful for linux system admins</text:span><text:span text:style-name="T1">)</text:span></text:p>
      <text:p text:style-name="P3"/>
      <text:h text:style-name="P5" text:outline-level="1">5. FILE COMMANDS</text:h>
      <text:p text:style-name="P3"><text:span text:style-name="T1">$ ls -al <text:s text:c="31"/></text:span><text:span text:style-name="T5">=&gt; Display all information about files/ directories</text:span><text:span text:style-name="T1">(</text:span><text:span text:style-name="T8">20 examples</text:span><text:span text:style-name="T1">)</text:span></text:p>
      <text:p text:style-name="P3"><text:span text:style-name="T1">$ pwd <text:s text:c="34"/></text:span><text:span text:style-name="T5">=&gt; Show current directory path</text:span><text:span text:style-name="T1">(</text:span><text:span text:style-name="T8">simple but need every day</text:span><text:span text:style-name="T1">)</text:span></text:p>
      <text:p text:style-name="P3"><text:span text:style-name="T1">$ mkdir directory-name <text:s text:c="17"/></text:span><text:span text:style-name="T5">=&gt; Create a directory</text:span><text:span text:style-name="T1">(</text:span><text:span text:style-name="T8">create mutiple directory</text:span><text:span text:style-name="T1">)</text:span></text:p>
      <text:p text:style-name="P3"><text:span text:style-name="T1">$ rm file-name <text:s text:c="25"/></text:span><text:span text:style-name="T5">=&gt; Delete file</text:span><text:span text:style-name="T1">(be </text:span><text:span text:style-name="T8">careful of using rm command</text:span><text:span text:style-name="T1">)</text:span></text:p>
      <text:p text:style-name="P3"><text:span text:style-name="T1">$ rm -r directory-name <text:s text:c="17"/></text:span><text:span text:style-name="T5">=&gt; Delete directory recursively </text:span></text:p>
      <text:p text:style-name="P3"><text:span text:style-name="T1">$ rm -f file-name <text:s text:c="22"/></text:span><text:span text:style-name="T5">=&gt; Forcefully <text:s/>remove file</text:span></text:p>
      <text:p text:style-name="P3"><text:span text:style-name="T1">$ rm -rf directory-name <text:s text:c="16"/></text:span><text:span text:style-name="T5">=&gt; Forcefully remove directory recursively</text:span></text:p>
      <text:p text:style-name="P3"><text:span text:style-name="T1">$ cp file1 file2 <text:s text:c="23"/></text:span><text:span text:style-name="T5">=&gt; Copy file1 to file2</text:span><text:span text:style-name="T1"> (</text:span><text:span text:style-name="T8">15 cd command examples</text:span><text:span text:style-name="T1">)</text:span></text:p>
      <text:p text:style-name="P3"><text:soft-page-break/><text:span text:style-name="T1">$ cp -r dir1 dir2 <text:s text:c="22"/></text:span><text:span text:style-name="T5">=&gt; Copy dir1 to dir2, create dir2 if it doesn't <text:s/>exist</text:span></text:p>
      <text:p text:style-name="P3"><text:span text:style-name="T1">$ mv file1 file2 <text:s text:c="23"/></text:span><text:span text:style-name="T5">=&gt; Move files from one place to another</text:span><text:span text:style-name="T1">(</text:span><text:span text:style-name="T8">with 10 examples</text:span><text:span text:style-name="T1">)</text:span></text:p>
      <text:p text:style-name="P3"><text:span text:style-name="T1">$ ln -s <text:s/>/path/to/file-name <text:s/>link-name <text:s/></text:span><text:span text:style-name="T5">=&gt; Create symbolic link to file-name</text:span><text:span text:style-name="T1"> (</text:span><text:span text:style-name="T8">examples</text:span><text:span text:style-name="T1">)</text:span></text:p>
      <text:p text:style-name="P3"><text:span text:style-name="T1">$ touch file <text:s text:c="27"/></text:span><text:span text:style-name="T5">=&gt; Create or update file</text:span><text:span text:style-name="T1"> (</text:span><text:span text:style-name="T8">timestamp change</text:span><text:span text:style-name="T1">)</text:span></text:p>
      <text:p text:style-name="P3"><text:span text:style-name="T1">$ cat &gt; file <text:s text:c="26"/></text:span><text:span text:style-name="T5"><text:s/>=&gt; Place standard input into file</text:span><text:span text:style-name="T1"> (</text:span><text:span text:style-name="T8">15 cat command examples</text:span><text:span text:style-name="T1">)</text:span></text:p>
      <text:p text:style-name="P3"><text:span text:style-name="T1">$ more file <text:s text:c="27"/></text:span><text:span text:style-name="T5"><text:s/>=&gt; Output the contents of file</text:span><text:span text:style-name="T1"> (</text:span><text:span text:style-name="T8">help display long tail files</text:span><text:span text:style-name="T1">)</text:span></text:p>
      <text:p text:style-name="P3"><text:span text:style-name="T1">$ head file <text:s text:c="28"/></text:span><text:span text:style-name="T5">=&gt; Output the first 10 lines of file</text:span><text:span text:style-name="T1"> (</text:span><text:span text:style-name="T8">with different parameters</text:span><text:span text:style-name="T1">)</text:span></text:p>
      <text:p text:style-name="P3"><text:span text:style-name="T1">$ tail file <text:s text:c="28"/></text:span><text:span text:style-name="T5">=&gt; Output the last 10 lines of file</text:span><text:span text:style-name="T1"> (</text:span><text:span text:style-name="T8">detailed article with tail options</text:span><text:span text:style-name="T1">)</text:span></text:p>
      <text:p text:style-name="P3"><text:span text:style-name="T1">$ tail -f file <text:s text:c="25"/></text:span><text:span text:style-name="T5">=&gt; Output the contents of file as it grows starting with the last 10 lines</text:span></text:p>
      <text:p text:style-name="P3"><text:span text:style-name="T1">$ gpg -c file <text:s text:c="26"/></text:span><text:span text:style-name="T5">=&gt; Encrypt file</text:span><text:span text:style-name="T1"> (</text:span><text:span text:style-name="T8">how to use gpg</text:span><text:span text:style-name="T1">)</text:span></text:p>
      <text:p text:style-name="P3"><text:span text:style-name="T1">$ gpg file.gpg <text:s text:c="25"/></text:span><text:span text:style-name="T5">=&gt; Decrypt file</text:span></text:p>
      <text:p text:style-name="P3"/>
      <text:h text:style-name="P5" text:outline-level="1">6. PROCESS RELATED</text:h>
      <text:p text:style-name="P3"><text:span text:style-name="T1">$ ps <text:s text:c="30"/></text:span><text:span text:style-name="T5"># Display your currently active processes</text:span><text:span text:style-name="T1"> (</text:span><text:span text:style-name="T8">many parameters to learn</text:span><text:span text:style-name="T1">)</text:span></text:p>
      <text:p text:style-name="P3"><text:span text:style-name="T1">$ ps aux | grep 'telnet' <text:s text:c="10"/></text:span><text:span text:style-name="T5"># Find all process id related to telnet process</text:span></text:p>
      <text:p text:style-name="P3"><text:span text:style-name="T1">$ pmap <text:s text:c="28"/></text:span><text:span text:style-name="T5"># Memory map of process</text:span><text:span text:style-name="T1"> (</text:span><text:span text:style-name="T8">kernel,user memory etc</text:span><text:span text:style-name="T1">)</text:span></text:p>
      <text:p text:style-name="P3"><text:span text:style-name="T1">$ top <text:s text:c="29"/></text:span><text:span text:style-name="T5"># Display all running processes</text:span><text:span text:style-name="T1"> (</text:span><text:span text:style-name="T8">30 examples</text:span><text:span text:style-name="T1">)</text:span></text:p>
      <text:p text:style-name="P3"><text:span text:style-name="T1">$ kill pid <text:s text:c="24"/></text:span><text:span text:style-name="T5"># Kill process with mentioned pid id</text:span><text:span text:style-name="T1"> (</text:span><text:span text:style-name="T8">types of signals</text:span><text:span text:style-name="T1">)</text:span></text:p>
      <text:p text:style-name="P3"><text:span text:style-name="T1">$ killall proc <text:s text:c="20"/></text:span><text:span text:style-name="T5"># Kill all processes named proc</text:span></text:p>
      <text:p text:style-name="P3"><text:span text:style-name="T1">$ pkill processname <text:s text:c="15"/></text:span><text:span text:style-name="T5"># Send signal to a process with its name</text:span></text:p>
      <text:p text:style-name="P3"><text:soft-page-break/><text:span text:style-name="T1">$ bg <text:s text:c="30"/></text:span><text:span text:style-name="T5"># Resumes suspended jobs without bringing them to foreground</text:span><text:span text:style-name="T1"> (</text:span><text:span text:style-name="T8">bg and fg command</text:span><text:span text:style-name="T1">)</text:span></text:p>
      <text:p text:style-name="P3"><text:span text:style-name="T1">$ fg <text:s text:c="30"/></text:span><text:span text:style-name="T5"># Brings the most recent job to foreground</text:span></text:p>
      <text:p text:style-name="P3"><text:span text:style-name="T1">$ fg n <text:s text:c="27"/></text:span><text:span text:style-name="T5"><text:s/># Brings job n to the foreground</text:span></text:p>
      <text:p text:style-name="P3"/>
      <text:h text:style-name="P5" text:outline-level="1">7. FILE PERMISSION RELATED</text:h>
      <text:p text:style-name="P3"><text:span text:style-name="T1">$ chmod octal file-name <text:s text:c="4"/></text:span><text:span text:style-name="T5"># Change the permissions of file to octal , which can be found separately for user, group and world</text:span></text:p>
      <text:p text:style-name="P3"><text:span text:style-name="Strong_20_Emphasis"><text:span text:style-name="T1">octal value</text:span></text:span><text:span text:style-name="T1"> <text:s/>(</text:span><text:span text:style-name="T8">more examples</text:span><text:span text:style-name="T1">)</text:span></text:p>
      <text:p text:style-name="P6">4 - read</text:p>
      <text:p text:style-name="P6">2 - write</text:p>
      <text:p text:style-name="P6">1 - execute</text:p>
      <text:p text:style-name="P3"><text:span text:style-name="Strong_20_Emphasis"><text:span text:style-name="T1">Example</text:span></text:span><text:span text:style-name="T1"> </text:span></text:p>
      <text:p text:style-name="P3"><text:span text:style-name="T1">$ chmod 777 /data/test.c <text:s text:c="18"/></text:span><text:span text:style-name="T5"># Set rwx permission for owner , rwx <text:s/>permission for group, rwx permission for world</text:span></text:p>
      <text:p text:style-name="P3"><text:span text:style-name="T1">$ chmod 755 /data/test.c <text:s text:c="18"/></text:span><text:span text:style-name="T5"># Set rwx permission for owner,rx for group and world</text:span></text:p>
      <text:p text:style-name="P3"><text:span text:style-name="T1">$ chown owner-user file <text:s text:c="19"/></text:span><text:span text:style-name="T5"># Change owner of the file</text:span><text:span text:style-name="T1"> (</text:span><text:span text:style-name="T8">chown more examples</text:span><text:span text:style-name="T1">)</text:span></text:p>
      <text:p text:style-name="P3"><text:span text:style-name="T1">$ chown owner-user:owner-group <text:s/>file-name <text:s/></text:span><text:span text:style-name="T5"># Change owner and group owner of the file</text:span></text:p>
      <text:p text:style-name="P3"><text:span text:style-name="T1">$ chown owner-user:owner-group directory <text:s text:c="2"/></text:span><text:span text:style-name="T5"># Change owner and group owner of the directory</text:span></text:p>
      <text:p text:style-name="P3"><text:span text:style-name="Strong_20_Emphasis"><text:span text:style-name="T1">Example</text:span></text:span><text:span text:style-name="T1"> </text:span></text:p>
      <text:p text:style-name="P6">$ chown bobbin:linoxide test.txt</text:p>
      <text:p text:style-name="P6">$ ls -l test.txt</text:p>
      <text:p text:style-name="P6">-rw-r--r-- 1 bobbin linoxide 0 Mar 04 08:56 test.txt</text:p>
      <text:p text:style-name="P3"/>
      <text:p text:style-name="P3"/>
      <text:h text:style-name="P5" text:outline-level="1">8. NETWORK</text:h>
      <text:p text:style-name="P3"><text:soft-page-break/><text:span text:style-name="T1">$ ifconfig -a <text:s text:c="17"/></text:span><text:span text:style-name="T5"># Display all network ports and ip address</text:span><text:span text:style-name="T1"> (</text:span><text:span text:style-name="T8">set mtu and other all options</text:span><text:span text:style-name="T1">,ifconfig now in deprecated network command)</text:span></text:p>
      <text:p text:style-name="P3"><text:span text:style-name="T1">$ ifconfig eth0 <text:s text:c="15"/></text:span><text:span text:style-name="T5"># Display specific <text:s/>ethernet port ip address and details</text:span></text:p>
      <text:p text:style-name="P3"><text:span text:style-name="T1">$ ip addr show <text:s text:c="16"/></text:span><text:span text:style-name="T5"># Display all network interfaces and ip address</text:span><text:span text:style-name="T1">(available in iproute2 package,powerful than ifconfig)</text:span></text:p>
      <text:p text:style-name="P3"><text:span text:style-name="T1">$ ip address add 192.168.0.1 dev eth0 <text:s text:c="5"/></text:span><text:span text:style-name="T5"># Set ip address</text:span></text:p>
      <text:p text:style-name="P3"><text:span text:style-name="T1">$ ethtool eth0 <text:s text:c="16"/></text:span><text:span text:style-name="T5"># Linux tool to show ethernet status</text:span><text:span text:style-name="T1"> (set </text:span><text:span text:style-name="T8">full duplex , pause parameter</text:span><text:span text:style-name="T1">)</text:span></text:p>
      <text:p text:style-name="P3"><text:span text:style-name="T1">$ mii-tool <text:s/>eth0 <text:s text:c="14"/></text:span><text:span text:style-name="T5"># Linux tool to show <text:s/>ethernet status</text:span><text:span text:style-name="T1"> (</text:span><text:span text:style-name="T8">more or like ethtool</text:span><text:span text:style-name="T1">)</text:span></text:p>
      <text:p text:style-name="P3"><text:span text:style-name="T1">$ ping host <text:s text:c="19"/></text:span><text:span text:style-name="T5"># Send echo request to test connection</text:span><text:span text:style-name="T1"> (learn </text:span><text:span text:style-name="T8">sing enhanced ping tool</text:span><text:span text:style-name="T1">)</text:span></text:p>
      <text:p text:style-name="P3"><text:span text:style-name="T1">$ whois domain <text:s text:c="16"/></text:span><text:span text:style-name="T5"># Get who is information for domain</text:span></text:p>
      <text:p text:style-name="P3"><text:span text:style-name="T1">$ dig domain <text:s text:c="18"/></text:span><text:span text:style-name="T5"># Get DNS information for domain</text:span><text:span text:style-name="T1"> (</text:span><text:span text:style-name="T8">screenshots with other available parameters</text:span><text:span text:style-name="T1">)</text:span></text:p>
      <text:p text:style-name="P3"><text:span text:style-name="T1">$ dig <text:s/>-x host <text:s text:c="16"/></text:span><text:span text:style-name="T5"># Reverse lookup host</text:span><text:span text:style-name="T1"> </text:span></text:p>
      <text:p text:style-name="P3"><text:span text:style-name="T1">$ host google.com <text:s text:c="13"/></text:span><text:span text:style-name="T5"># Lookup DNS ip address for the name</text:span><text:span text:style-name="T1"> (</text:span><text:span text:style-name="T8">8 examples of host command</text:span><text:span text:style-name="T1">)</text:span></text:p>
      <text:p text:style-name="P3"><text:span text:style-name="T1">$ hostname -i <text:s text:c="17"/></text:span><text:span text:style-name="T5"># Lookup local ip address</text:span><text:span text:style-name="T1"> (</text:span><text:span text:style-name="T8">set hostname too</text:span><text:span text:style-name="T1">)</text:span></text:p>
      <text:p text:style-name="P3"><text:span text:style-name="T1">$ wget file <text:s text:c="19"/></text:span><text:span text:style-name="T5"># Download file</text:span><text:span text:style-name="T1"> (</text:span><text:span text:style-name="T8">very useful other option</text:span><text:span text:style-name="T1">)</text:span></text:p>
      <text:p text:style-name="P3"><text:span text:style-name="T1">$ netstat <text:s/>-tupl <text:s text:c="14"/></text:span><text:span text:style-name="T5"># Listing all active listening ports(tcp,udp,pid)</text:span><text:span text:style-name="T1"> (</text:span><text:span text:style-name="T8">13 examples</text:span><text:span text:style-name="T1">)</text:span></text:p>
      <text:p text:style-name="P3"/>
      <text:h text:style-name="P5" text:outline-level="1">9. COMPRESSION / ARCHIVES</text:h>
      <text:p text:style-name="P3"><text:span text:style-name="T1">$ tar cf home.tar <text:s/>home <text:s text:c="13"/></text:span><text:span text:style-name="T5"># Create tar named home.tar containing home/</text:span><text:span text:style-name="T1"> (</text:span><text:span text:style-name="T8">11 tar examples</text:span><text:span text:style-name="T1">)</text:span></text:p>
      <text:p text:style-name="P3"><text:span text:style-name="T1">$ tar xf file.tar <text:s text:c="19"/></text:span><text:span text:style-name="T5"># Extract the files from file.tar</text:span></text:p>
      <text:p text:style-name="P3"><text:span text:style-name="T1">$ tar czf <text:s/>file.tar.gz <text:s/>files <text:s text:c="7"/></text:span><text:span text:style-name="T5"># Create a tar with gzip compression</text:span></text:p>
      <text:p text:style-name="P3"><text:span text:style-name="T1">$ gzip file <text:s text:c="25"/></text:span><text:span text:style-name="T5"># Compress file and renames it to file.gz</text:span><text:span text:style-name="T1"> (</text:span><text:span text:style-name="T8">untar gzip file</text:span><text:span text:style-name="T1">)</text:span></text:p>
      <text:p text:style-name="P3"/>
      <text:h text:style-name="P5" text:outline-level="1"><text:soft-page-break/>10. INSTALL PACKAGE </text:h>
      <text:p text:style-name="P7">REDHAT family(single package)</text:p>
      <text:p text:style-name="P3"><text:span text:style-name="T1">$ sudo rpm -i pkgname.rpm <text:s text:c="23"/></text:span><text:span text:style-name="T5"><text:s/># Install rpm based package </text:span><text:span text:style-name="T1">(</text:span><text:span text:style-name="T8">Installing, Uninstalling, Updating, Querying ,Verifying</text:span><text:span text:style-name="T1">)</text:span></text:p>
      <text:p text:style-name="P3"><text:span text:style-name="T1">$ sudo rpm -e pkgname <text:s text:c="27"/></text:span><text:span text:style-name="T5"><text:s/># Remove package</text:span></text:p>
      <text:p text:style-name="P9">REDHAT family(Package with dependency from internet)</text:p>
      <text:p text:style-name="P3"><text:span text:style-name="T5">$ sudo yum install package-name </text:span><text:bookmark text:name="__DdeLink__0_691006705"/><text:span text:style-name="T5"><text:s text:c="18"/>#Install with dep</text:span></text:p>
      <text:p text:style-name="P10">$ sudo yum remove package-name <text:s text:c="19"/># Remove package</text:p>
      <text:p text:style-name="P7">UBUNTU/DEBIAN</text:p>
      <text:p text:style-name="P8">$ sudo dpkg -i package-name <text:s text:c="22"/>#Install deb pack</text:p>
      <text:p text:style-name="P8">$ sudo dpkg -e package-name <text:s text:c="22"/>#Remove deb pack</text:p>
      <text:p text:style-name="P9">UBUNTU/Debian(Package with dependency from internet)</text:p>
      <text:p text:style-name="P11">$ sudo apt-get install package-name <text:s text:c="14"/>#Install with dep</text:p>
      <text:p text:style-name="P3"><text:span text:style-name="T6">$ sudo apt-get remove package-name</text:span><text:span text:style-name="T3"> <text:s text:c="16"/>#Remove deb pack</text:span></text:p>
      <text:p text:style-name="P7">Install from source</text:p>
      <text:p text:style-name="P6">./configure</text:p>
      <text:p text:style-name="P6">make</text:p>
      <text:p text:style-name="P3"><text:span text:style-name="T1">make install (</text:span><text:span text:style-name="T8">what it is</text:span><text:span text:style-name="T1">)</text:span></text:p>
      <text:p text:style-name="P3"/>
      <text:h text:style-name="P5" text:outline-level="1">11. SEARCH</text:h>
      <text:p text:style-name="P3"><text:span text:style-name="T1">$ grep pattern files <text:s text:c="16"/></text:span><text:span text:style-name="T5"># Search for pattern in files</text:span><text:span text:style-name="T1"> (</text:span><text:span text:style-name="T8">you will this command often</text:span><text:span text:style-name="T1">)</text:span></text:p>
      <text:p text:style-name="P3"><text:span text:style-name="T1">$ grep <text:s/>-r pattern dir <text:s text:c="15"/></text:span><text:span text:style-name="T5"># Search recursively for pattern in dir</text:span></text:p>
      <text:p text:style-name="P3"><text:span text:style-name="T1">$ locate file <text:s text:c="23"/></text:span><text:span text:style-name="T5"># Find all instances of file</text:span></text:p>
      <text:p text:style-name="P3"><text:span text:style-name="T1">$ find /home/tom -name 'index*' <text:s text:c="5"/></text:span><text:span text:style-name="T5"># Find files names that start with "index"</text:span><text:span text:style-name="T1">(</text:span><text:span text:style-name="T8">10 find examples</text:span><text:span text:style-name="T1">)</text:span></text:p>
      <text:p text:style-name="P3"><text:span text:style-name="T1">$ find /home -size +10000k <text:s text:c="10"/></text:span><text:span text:style-name="T5"># Find files larger than 10000k in /home</text:span></text:p>
      <text:p text:style-name="P3"/>
      <text:h text:style-name="P5" text:outline-level="1"><text:soft-page-break/>12. LOGIN (SSH AND TELNET)</text:h>
      <text:p text:style-name="P3"><text:span text:style-name="T1">$ ssh user@host <text:s text:c="24"/></text:span><text:span text:style-name="T5"># Connect to host as user</text:span><text:span text:style-name="T1"> (</text:span><text:span text:style-name="T8">secure data communication command</text:span><text:span text:style-name="T1">)</text:span></text:p>
      <text:p text:style-name="P3"><text:span text:style-name="T1">$ ssh <text:s/>-p port user@host <text:s text:c="15"/></text:span><text:span text:style-name="T5"># Connect to host using specific port</text:span></text:p>
      <text:p text:style-name="P3"><text:span text:style-name="T1">$ telnet host <text:s text:c="26"/></text:span><text:span text:style-name="T5"># Connect to the system using <text:s/>telnet port</text:span></text:p>
      <text:p text:style-name="P3"/>
      <text:h text:style-name="P5" text:outline-level="1">13. FILE TRANSFER</text:h>
      <text:p text:style-name="P3"><text:span text:style-name="Strong_20_Emphasis"><text:span text:style-name="T8">scp</text:span></text:span></text:p>
      <text:p text:style-name="P3"><text:span text:style-name="T1">$ scp file.txt <text:s text:c="2"/>server2:/tmp <text:s text:c="18"/></text:span><text:span text:style-name="T5"># Secure copy file.txt to remote host <text:s/>/tmp folder</text:span></text:p>
      <text:p text:style-name="P3"><text:span text:style-name="T1">$ scp nixsavy@server2:/www/*.html <text:s text:c="2"/>/www/tmp <text:s text:c="3"/></text:span><text:span text:style-name="T5"># Copy *.html files from remote host to current system /www/tmp folder</text:span></text:p>
      <text:p text:style-name="P3"><text:span text:style-name="T1">$ scp -r nixsavy@server2:/www <text:s text:c="2"/>/www/tmp <text:s text:c="7"/></text:span><text:span text:style-name="T5"># Copy all files and folders recursively from remote server to the current system /www/tmp folder</text:span></text:p>
      <text:p text:style-name="P3"><text:span text:style-name="Strong_20_Emphasis"><text:span text:style-name="T8">rsync</text:span></text:span></text:p>
      <text:p text:style-name="P3"><text:span text:style-name="T1">$ rsync -a /home/apps /backup/ <text:s text:c="17"/></text:span><text:span text:style-name="T5"># Synchronize source to destination</text:span></text:p>
      <text:p text:style-name="P3"><text:span text:style-name="T1">$ rsync -avz /home/apps linoxide@192.168.10.1:/backup <text:s text:c="3"/></text:span><text:span text:style-name="T5"># Synchronize files/directories between the local and remote system with compression enabled</text:span></text:p>
      <text:p text:style-name="P3"/>
      <text:h text:style-name="P5" text:outline-level="1">14. DISK USAGE</text:h>
      <text:p text:style-name="P3"><text:span text:style-name="T1">$ df -h <text:s text:c="24"/></text:span><text:span text:style-name="T5"># Show free space on mounted filesystems</text:span><text:span text:style-name="T1">(</text:span><text:span text:style-name="T8">commonly used command</text:span><text:span text:style-name="T1">)</text:span></text:p>
      <text:p text:style-name="P3"><text:span text:style-name="T1">$ df -i <text:s text:c="24"/></text:span><text:span text:style-name="T5"># Show free inodes on mounted filesystems</text:span></text:p>
      <text:p text:style-name="P3"><text:span text:style-name="T1">$ fdisk -l <text:s text:c="21"/></text:span><text:span text:style-name="T5"># Show disks partitions sizes and types</text:span><text:span text:style-name="T1">(</text:span><text:span text:style-name="T8">fdisk command output</text:span><text:span text:style-name="T1">)</text:span></text:p>
      <text:p text:style-name="P3"><text:span text:style-name="T1">$ du -ah <text:s text:c="23"/></text:span><text:span text:style-name="T5"># Display disk usage in human readable form </text:span><text:span text:style-name="T1">(</text:span><text:span text:style-name="T8">command variations</text:span><text:span text:style-name="T1">)</text:span></text:p>
      <text:p text:style-name="P3"><text:span text:style-name="T1">$ du -sh <text:s text:c="23"/></text:span><text:span text:style-name="T5"># Display total disk usage on the current directory</text:span></text:p>
      <text:p text:style-name="P3"><text:soft-page-break/><text:span text:style-name="T1">$ findmnt <text:s text:c="23"/></text:span><text:span text:style-name="T5"># Displays target mount point for all filesystem</text:span><text:span text:style-name="T1"> (refer </text:span><text:span text:style-name="T8">type,list,evaluate output</text:span><text:span text:style-name="T1">)</text:span></text:p>
      <text:p text:style-name="P3"><text:span text:style-name="T1">$ mount device-path mount-point <text:s/></text:span><text:span text:style-name="T5"># Mount a device </text:span></text:p>
      <text:h text:style-name="P5" text:outline-level="1">15. DIRECTORY TRAVERSE</text:h>
      <text:p text:style-name="P3"><text:span text:style-name="T1">$ cd .. <text:s text:c="29"/></text:span><text:span text:style-name="T5"># To go up one level of the directory tree</text:span><text:span text:style-name="T1">(</text:span><text:span text:style-name="T8">simple &amp; most needed</text:span><text:span text:style-name="T1">)</text:span></text:p>
      <text:p text:style-name="P3"><text:span text:style-name="T1">$ cd <text:s text:c="32"/></text:span><text:span text:style-name="T5"># Go to $HOME directory</text:span></text:p>
      <text:p text:style-name="P3"><text:span text:style-name="T1">$ cd /test <text:s text:c="26"/></text:span><text:span text:style-name="T5"># Change to /test directory</text:span></text:p>
      <text:p text:style-name="P1"/>
      <text:h text:style-name="P5" text:outline-level="1">16. Services</text:h>
      <text:p text:style-name="P3"><text:span text:style-name="T1">$ sudo service apache2 start <text:s text:c="8"/></text:span><text:span text:style-name="T5"># Starts apache2 on ubuntu</text:span></text:p>
      <text:p text:style-name="P3"><text:span text:style-name="T5">$ sudo service httpd start</text:span><text:span text:style-name="T1"> <text:s text:c="10"/></text:span><text:span text:style-name="T5"># Starts apache2 on Redhat</text:span></text:p>
      <text:p text:style-name="P6">$ sudo service httpd stop</text:p>
      <text:p text:style-name="P3"><text:span text:style-name="T1">$ sudo service httpd restart <text:s text:c="8"/></text:span><text:span text:style-name="T5"># Restart services</text:span></text:p>
      <text:p text:style-name="P3"><text:span text:style-name="T1">$ sudo service httpd reload <text:s text:c="9"/></text:span><text:span text:style-name="T5"># Reload conf</text:span></text:p>
      <text:p text:style-name="P10">$ chkconfig httpd on <text:s text:c="16"/># starts httpd at boot time</text:p>
      <text:p text:style-name="P10">$ chkconfig httpd off <text:s text:c="15"/># stops httpd at boot tim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1:20:17</meta:creation-date>
    <dc:language>en-IN</dc:language>
    <dc:date>2017-02-08T12:53:20.540219343</dc:date>
    <meta:editing-cycles>4</meta:editing-cycles>
    <meta:editing-duration>PT6M51S</meta:editing-duration>
    <meta:generator>LibreOffice/5.1.4.2$Linux_X86_64 LibreOffice_project/10m0$Build-2</meta:generator>
    <meta:document-statistic meta:table-count="0" meta:image-count="0" meta:object-count="0" meta:page-count="9" meta:paragraph-count="172" meta:word-count="1744" meta:character-count="12460" meta:non-whitespace-character-count="8257"/>
  </office:meta>
</office:document-meta>
</file>